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06b196" officeooo:paragraph-rsid="0006b196" style:font-size-asian="44pt" style:font-size-complex="4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onardoBrendo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9:27:43.865883044</meta:creation-date>
    <dc:date>2019-04-27T09:35:03.265784646</dc:date>
    <meta:editing-duration>PT7M19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  <meta:generator>LibreOffice/5.1.6.2$Linux_X86_64 LibreOffice_project/10m0$Build-2</meta:generator>
  </office:meta>
</office:document-meta>
</file>